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Blue_5f_Curve-title">
      <style:graphic-properties fo:min-height="3.125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7" style:family="presentation" style:parent-style-name="Blue_5f_Curve-outline1">
      <style:graphic-properties draw:textarea-vertical-align="top" fo:min-height="4.501cm" loext:decorative="false"/>
      <style:paragraph-properties style:writing-mode="lr-tb"/>
    </style:style>
    <style:style style:name="pr18" style:family="presentation" style:parent-style-name="Blue_5f_Curve-title">
      <style:graphic-properties fo:min-height="4.687cm" loext:decorative="false"/>
      <style:paragraph-properties style:writing-mode="lr-tb"/>
    </style:style>
    <style:style style:name="pr19" style:family="presentation" style:parent-style-name="Blue_5f_Curve-outline1">
      <style:graphic-properties draw:textarea-horizontal-align="left" draw:textarea-vertical-align="top" fo:min-height="4.5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text-properties fo:color="#5983b0" loext:opacity="100%" fo:font-size="32pt" style:font-size-asian="32pt" style:font-size-complex="32pt"/>
    </style:style>
    <style:style style:name="P18" style:family="paragraph">
      <style:text-properties style:font-name="Times New Roman" fo:font-size="36pt" style:font-size-asian="36pt" style:font-size-complex="36pt"/>
    </style:style>
    <style:style style:name="P19" style:family="paragraph">
      <style:text-properties fo:color="#5983b0" loext:opacity="100%" style:font-name="Times New Roman"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text-properties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5983b0" loext:opacity="100%" fo:font-size="28pt" style:font-size-asian="28pt" style:font-size-complex="28pt"/>
    </style:style>
    <style:style style:name="T22" style:family="text">
      <style:text-properties fo:color="#5983b0" loext:opacity="100%" fo:font-size="105.599998474121pt" style:font-size-asian="105.599998474121pt" style:font-size-complex="105.599998474121pt"/>
    </style:style>
    <style:style style:name="T23" style:family="text">
      <style:text-properties fo:color="#5983b0" loext:opacity="100%" fo:font-size="32pt" style:font-size-asian="32pt" style:font-size-complex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6" style:family="text">
      <style:text-properties fo:color="#5983b0" loext:opacity="100%" style:font-name="Times New Roman" fo:font-size="18pt" style:font-size-asian="18pt" style:font-size-complex="18pt"/>
    </style:style>
    <style:style style:name="T27" style:family="text">
      <style:text-properties fo:color="#5983b0" loext:opacity="100%" fo:font-size="36pt" style:font-size-asian="36pt" style:font-size-complex="36pt"/>
    </style:style>
    <style:style style:name="T28" style:family="text">
      <style:text-properties fo:color="#5983b0" loext:opacity="100%" fo:font-size="22pt" style:font-size-asian="22pt" style:font-size-complex="2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variant="normal" fo:text-transform="none" fo:color="#009bdd" loext:opacity="100%" style:text-outline="false" style:text-line-through-style="none" style:text-line-through-type="none" style:font-name="PFHighwayGothicLight" fo:font-size="22pt" fo:font-style="normal" fo:text-shadow="none" style:text-underline-style="none" fo:font-weight="normal" style:letter-kerning="true" fo:background-color="transparent" style:font-name-asian="PFHighwayGothicLight" style:font-size-asian="22pt" style:font-style-asian="normal" style:font-weight-asian="normal" style:font-name-complex="PFHighwayGothicLight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10" draw:text-style-name="P16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15"><text:span text:style-name="T20">Βασικές αρχές πυροπροστασίας</text:span></text:p>
              </text:list-header>
            </text:list>
            <text:list text:style-name="L4">
              <text:list-header>
                <text:p text:style-name="P15"><text:span text:style-name="T20">Πρόληψη</text:span></text:p>
                <text:p text:style-name="P15"><text:span text:style-name="T20">Πρόνοια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1"/></text:p>
            <text:p><text:span text:style-name="T22"><text:s text:c="4"/>Νερού</text:span></text:p>
            <text:p><text:span text:style-name="T22"><text:s text:c="4"/>Αφρού</text:span></text:p>
            <text:p><text:span text:style-name="T22"><text:s text:c="4"/>Διοξειδίου του άνθρακα</text:span></text:p>
            <text:p><text:span text:style-name="T22"><text:s text:c="4"/>Σκόν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7" draw:layer="layout" svg:width="26cm" svg:height="4.5cm" svg:x="1cm" svg:y="7cm" presentation:class="outline" presentation:user-transformed="true">
          <draw:text-box>
            <text:p><text:span text:style-name="T23">Φωτισμός ασφαλείας</text:span></text:p>
            <text:p><text:span text:style-name="T10">Διαδρομές εξόδου</text:span></text:p>
            <text:p><text:span text:style-name="T10">Σημεία συγκέντρωσ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0">Τακτική διεξαγωγή </text:span><text:span text:style-name="T20"><text:line-break/></text:span><text:span text:style-name="T20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0">30. Αντιμετώπιση Πυρκαγιάς</text:span><text:span text:style-name="T20"><text:line-break/></text:span><text:span text:style-name="T20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4">Ενέργειες πρώτων λεπτών </text:span><text:span text:style-name="T24"><text:line-break/></text:span><text:span text:style-name="T24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8" draw:layer="layout" svg:width="25cm" svg:height="3cm" svg:x="1cm" svg:y="1.5cm" presentation:class="title" presentation:user-transformed="true">
          <draw:text-box>
            <text:p><text:span text:style-name="T25">Ερώτηση 6 – Πολλαπλής επιλογής</text:span></text:p>
          </draw:text-box>
        </draw:frame>
        <draw:frame presentation:style-name="pr2" draw:text-style-name="P19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6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0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1"/></text:p>
            <text:p><text:span text:style-name="T27"><text:s/></text:span><text:span text:style-name="T13">Προστασία διασώστη</text:span></text:p>
            <text:p><text:span text:style-name="T13"><text:s/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8"><text:s/></text:span><text:span text:style-name="T23"><text:s/>Μικροτραυματισμοί</text:span></text:p>
                <text:p><text:span text:style-name="T23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0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1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0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 text:style-name="P20"><text:span text:style-name="T20">35. Καρδιοπνευμονική Αναζωογόνηση </text:span><text:span text:style-name="T31"><text:line-break/></text:span><text:span text:style-name="T31"> <text:s text:c="2"/></text:span></text:p>
          </draw:text-box>
        </draw:frame>
        <draw:frame presentation:style-name="pr10" draw:text-style-name="P13" draw:layer="layout" svg:width="26cm" svg:height="5.5cm" svg:x="1cm" svg:y="7cm" presentation:class="outline" presentation:user-transformed="true">
          <draw:text-box>
            <text:p text:style-name="P15"><text:span text:style-name="T24"><text:s/>Έλεγχος ανταπόκρισης </text:span><text:span text:style-name="T24"><text:line-break/></text:span><text:span text:style-name="T24"> Συμπιέσεις </text:span><text:span text:style-name="T24"><text:line-break/></text:span><text:span text:style-name="T24"> 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0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A. Έναρξη συμπιέσεων <text:line-break/> B. Έλεγχος ανταπόκρισης (Σωστό) <text:line-break/> C. Τεχνητή αναπνοή <text:line-break/> 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0">Τεχνικές χαλάρωσης </text:span><text:span text:style-name="T20"><text:line-break/></text:span><text:span text:style-name="T20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0">39. Αντιμετώπιση Συγκρούσεων</text:span><text:span text:style-name="T20"><text:line-break/></text:span><text:span text:style-name="T20"> <text:s text:c="2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0">Διάλογος </text:span><text:span text:style-name="T20"><text:line-break/></text:span><text:span text:style-name="T20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0"><text:s text:c="3"/>Σημασία υγιούς εργασιακού περιβάλλοντος </text:span><text:span text:style-name="T20"><text:line-break/></text:span><text:span text:style-name="T20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0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2">Ποιος παράγοντας βελτιώνει τη συνεργασία; </text:span><text:span text:style-name="T32"><text:line-break/></text:span><text:span text:style-name="T32"> <text:s text:c="3"/>A. Έλλειψη επικοινωνίας </text:span><text:span text:style-name="T32"><text:line-break/></text:span><text:span text:style-name="T32"> <text:s text:c="3"/>B. Σεβασμός και ενεργή ακρόαση (Σωστό) </text:span><text:span text:style-name="T32"><text:line-break/></text:span><text:span text:style-name="T32"> <text:s text:c="3"/>C. Υπερβολικό άγχος </text:span><text:span text:style-name="T32"><text:line-break/></text:span><text:span text:style-name="T32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1cm" svg:y="1.5cm" presentation:class="title" presentation:user-transformed="true">
          <draw:text-box>
            <text:p text:style-name="P20"><text:span text:style-name="T15">Επιχειρηματικότητα: Βασικές έννοιες – Τι είδους επιχείρηση; </text:span></text:p>
          </draw:text-box>
        </draw:frame>
        <draw:frame presentation:style-name="pr2" draw:text-style-name="P22" draw:layer="layout" svg:width="26cm" svg:height="5.5cm" svg:x="1cm" svg:y="6.5cm" presentation:class="outline" presentation:user-transformed="true">
          <draw:text-box>
            <text:list text:style-name="L2">
              <text:list-item>
                <text:p text:style-name="P20"><text:span text:style-name="T20">Μορφές Επιχειρήσεων: Ατομική επιχείρηση, ΟΕ, ΕΕ, ΙΚΕ, ΚοινΣΕπ. </text:span></text:p>
              </text:list-item>
              <text:list-item>
                <text:p text:style-name="P20"><text:span text:style-name="T20">Επιχειρηματική Ιδέα: Πώς διαφοροποιούμαι στην αγορά; (Σχεδιασμός, ποιότητα, μοναδικότητα)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p><text:span text:style-name="T33">Τα κριτήρια για τον διαχωρισμό των επιχειρήσεων μπορεί να είναι ποσοτικά και ποιοτικά. Ποιο από τα παρακάτω ΔΕΝ είναι ποσοτικό κριτήριο; </text:span></text:p>
            <text:p><text:span text:style-name="T33">α. Η αξία του συνόλου του ενεργητικού.</text:span></text:p>
            <text:p><text:span text:style-name="T33">β. Τρόπος διοίκησης της επιχείρησης</text:span></text:p>
            <text:p><text:span text:style-name="T33">γ. Το ετήσιο ύψος πωλήσεων (τζίρος)</text:span></text:p>
            <text:p><text:span text:style-name="T33">δ. Ο αριθμός των απασχολουμένων.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p><text:span text:style-name="T33">Ποια από τις παρακάτω μορφές επιχείρησης απαιτεί 2 ή παραπάνω άτομα για την ίδρυση της ; </text:span></text:p>
            <text:p><text:span text:style-name="T33">α. Ατομική</text:span></text:p>
            <text:p><text:span text:style-name="T33">β. ΟΜΟΡΡΥΘΜΗ ΕΤΑΙΡΕΙΑ (Ο.Ε.)</text:span></text:p>
            <text:p><text:span text:style-name="T33">γ. ΑΝΩΝΥΜΗ ΕΤΑΙΡΕΙΑ Α.Ε.</text:span></text:p>
            <text:p><text:span text:style-name="T33">δ. ΙΔΙΩΤΙΚΗ ΚΕΦΑΛΑΙΟΥΧΙΚΗ ΕΤΑΙΡΕΙΑ Ι.Κ.Ε</text:span></text:p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0.5cm" svg:y="2.938cm" presentation:class="title" presentation:user-transformed="true">
          <draw:text-box>
            <text:p text:style-name="P20"><text:span text:style-name="T15">Το Επιχειρηματικό Σχέδιο (Business Plan): Γιατί είναι απαραίτητο; </text:span></text:p>
          </draw:text-box>
        </draw:frame>
        <draw:frame presentation:style-name="pr17" draw:text-style-name="P22" draw:layer="layout" svg:width="26cm" svg:height="5.5cm" svg:x="0.5cm" svg:y="7cm" presentation:class="outline" presentation:user-transformed="true">
          <draw:text-box>
            <text:p text:style-name="P20"><text:span text:style-name="T20">Ποιο είναι το κύριο όφελος ενός επιχειρηματικού σχεδίου;</text:span></text:p>
            <text:p text:style-name="P20"><text:span text:style-name="T20">α) Η αύξηση της φορολογίας</text:span></text:p>
            <text:p text:style-name="P20"><text:span text:style-name="T20">β) Η καταγραφή των στόχων και η στρατηγική επιβίωσης [Σωστό]</text:span></text:p>
            <text:p text:style-name="P20"><text:span text:style-name="T20">γ) Η πρόσληψη πολλών υπαλλήλων</text:span></text:p>
            <text:p text:style-name="P20"><text:span text:style-name="T20">δ) Η αυξηση της παραγωγής 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 87</text:p>
          </draw:text-box>
        </draw:frame>
        <draw:frame presentation:style-name="pr2" draw:layer="layout" svg:width="26cm" svg:height="7.5cm" svg:x="0.5cm" svg:y="4.5cm" presentation:class="outline" presentation:user-transformed="true">
          <draw:text-box>
            <text:p><text:span text:style-name="T32">Ποιο από τα παρακάτω δεν ανήκει στις βασικές μεταβλητές ενός μίγματος marketing Το Προϊόν (Product), η Τιμή (Price),η Προώθηση (Promotion) και η Τοποθεσία (Place).</text:span></text:p>
            <text:p text:style-name="P13">α. Προϊόν</text:p>
            <text:p text:style-name="P13">β. Φύλαξη</text:p>
            <text:p text:style-name="P13">γ. Τιμή</text:p>
            <text:p text:style-name="P13">δ. Προώθηση</text:p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7.5cm" svg:x="0.5cm" svg:y="4.5cm" presentation:class="outline" presentation:user-transformed="true">
          <draw:text-box>
            <text:p><text:span text:style-name="T32">Ποιο είναι ένα από τα πλεονεκτήματα των μικρομεσαίων επιχειρήσεων (ΜΜΕ) σε σχέση με τις μεγάλες επιχειρήσεις;</text:span></text:p>
            <text:p text:style-name="P13">α. Μεγαλύτερη επάρκεια πόρων</text:p>
            <text:p text:style-name="P13">β. Καλύτερη εξυπηρέτηση των καταναλωτών</text:p>
            <text:p text:style-name="P13">γ. Προβλήματα &amp; αδυναμία χρηματοδότησης</text:p>
            <text:p text:style-name="P13">δ. Χαμηλότερο κόστος παραγωγής των προϊόντων</text:p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1cm" svg:y="2cm" presentation:class="title" presentation:user-transformed="true">
          <draw:text-box>
            <text:p>Λειτουργία μιας επιχείρησης</text:p>
          </draw:text-box>
        </draw:frame>
        <draw:frame presentation:style-name="pr2" draw:text-style-name="P21" draw:layer="layout" svg:width="26cm" svg:height="7cm" svg:x="0.5cm" svg:y="6cm" presentation:class="outline" presentation:user-transformed="true">
          <draw:text-box>
            <text:list text:style-name="L4">
              <text:list-item>
                <text:p text:style-name="P20"><text:span text:style-name="T15">Marketing &amp; Προώθηση: Πώληση μέσω φυσικού καταστήματος ή E-shop; </text:span></text:p>
              </text:list-item>
              <text:list-item>
                <text:p text:style-name="P20"><text:span text:style-name="T15">Visual Marketing: Η σημασία της επαγγελματικής φωτογράφισης κοσμήματος macro photography </text:span></text:p>
              </text:list-item>
              <text:list-item>
                <text:p text:style-name="P20"><text:span text:style-name="T15">Social Media και Branding: Πώς κάνουμε όνομα στον χώρο του κοσμήματος; </text:span></text:p>
              </text:list-item>
              <text:list-item>
                <text:p text:style-name="P20"><text:span text:style-name="T15">Οικονομικά Στοιχεία: Κοστολόγηση (Υλικά, εργασία, κέρδος) </text:span></text:p>
              </text:list-item>
              <text:list-item>
                <text:p text:style-name="P20"><text:span text:style-name="T15">Νομοθεσία &amp; Πιστοποίηση: Σφραγίδες, νομικά πρότυπα για τα πολύτιμα μέταλλ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21" draw:layer="layout" svg:width="25cm" svg:height="4.687cm" svg:x="0.5cm" svg:y="1.313cm" presentation:class="title" presentation:user-transformed="true">
          <draw:text-box>
            <text:p text:style-name="P20"><text:span text:style-name="T15">Επαγγελματική Ηθική &amp; Περιβάλλον: Βιώσιμη αργυροχρυσοχοΐα και ανακύκλωση μετάλλων </text:span></text:p>
          </draw:text-box>
        </draw:frame>
        <draw:frame presentation:style-name="pr2" draw:text-style-name="P22" draw:layer="layout" svg:width="26cm" svg:height="4.5cm" svg:x="1cm" svg:y="7cm" presentation:class="outline" presentation:user-transformed="true">
          <draw:text-box>
            <text:p text:style-name="P20"><text:span text:style-name="T20">Ποια είναι η καλύτερη πρακτική για την προστασία του περιβάλλοντος στο εργαστήριο;</text:span></text:p>
            <text:p text:style-name="P20"><text:span text:style-name="T20">α) Η απόρριψη οξέων στο νεροχύτη.</text:span></text:p>
            <text:p text:style-name="P20"><text:span text:style-name="T20">β) Η ανακύκλωση/συλλογή των ρινισμάτων και των χημικών αποβλήτων [Σωστό].</text:span></text:p>
            <text:p text:style-name="P20"><text:span text:style-name="T20">γ) Η καύση των υπολειμμάτων.</text:span></text:p>
            <text:p text:style-name="P20"><text:span text:style-name="T20">δ) Η χρήση μη ανακυκλώσιμων υλικών. </text:span></text:p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1cm" svg:y="2cm" presentation:class="title" presentation:user-transformed="true">
          <draw:text-box>
            <text:p><text:span text:style-name="T15">Επιβίωση μιας επιχείρησης</text:span></text:p>
          </draw:text-box>
        </draw:frame>
        <draw:frame presentation:style-name="pr2" draw:text-style-name="P21" draw:layer="layout" svg:width="26cm" svg:height="4.5cm" svg:x="1cm" svg:y="7cm" presentation:class="outline" presentation:user-transformed="true">
          <draw:text-box>
            <text:p text:style-name="P20"><text:span text:style-name="T15">Δικτύωση &amp; Επιμελητήρια: Η σημασία του Βιοτεχνικού Επιμελητηρίου</text:span></text:p>
            <text:p text:style-name="P20"><text:span text:style-name="T15">Το Μέλλον: Τάσεις (3D printing, smart jewelry, AI) και συνεχιζόμενη εκπαίδ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Ερώτηση 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p text:style-name="P2">Σε ποια από τις παρακάτω μορφές αγοράς «εκφράζεται» και</text:p>
            <text:p text:style-name="P2">δραστηριοποιείται καλύτερα η επιχειρηματικότητα ; </text:p>
            <text:p text:style-name="P2">α. Στον μονοπωλιακό ανταγωνισμό</text:p>
            <text:p text:style-name="P2">β. Στο μονοπώλιο</text:p>
            <text:p text:style-name="P2">γ. Στην ελεύθερη και ανταγωνιστική αγορά</text:p>
            <text:p text:style-name="P2">δ. Στο ολιγοπώλιο</text:p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Σωστό ή λάθος; 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p text:style-name="P2">Το έσοδα μιας επιχείρησης μπορεί να είναι μικτά.</text:p>
            <text:p text:style-name="P2">Οι συντελεστές παραγωγής είναι οι εκροές κατά την παραγωγική διαδικασία.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0.5cm" presentation:class="title" presentation:user-transformed="true">
          <draw:text-box>
            <text:p>Αντιστοίχιση</text:p>
          </draw:text-box>
        </draw:frame>
        <draw:frame presentation:style-name="pr19" draw:layer="layout" svg:width="26cm" svg:height="11cm" svg:x="1cm" svg:y="3cm" presentation:class="outline" presentation:user-transformed="true">
          <draw:text-box>
            <text:p>Αντιστοιχίστε τα βασικά βήματα επιχειρηματικών σχεδίων της στήλης 1 με το αντικείμενο που αυτά πραγματεύονται στην στήλη 2</text:p>
            <text:p text:style-name="P4"><text:span text:style-name="T4">ΣΤΗΛΗ 1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ΣΤΗΛΗ 2 </text:p>
            <text:p><text:span text:style-name="T34">α.Ανάλυση αγοράς Ανταγωνισμού</text:span><text:span text:style-name="T34"><text:tab/></text:span><text:span text:style-name="T34"><text:tab/></text:span><text:span text:style-name="T34"> </text:span><text:span text:style-name="T34"><text:tab/></text:span><text:span text:style-name="T34">1.Ανάλυση υποδομών, εγκαταστάσεων, πόρων</text:span></text:p>
            <text:p><text:span text:style-name="T34">β.Παραγωγική Διαδικασία Λειτουργία </text:span><text:span text:style-name="T34"><text:tab/></text:span><text:span text:style-name="T34"><text:tab/></text:span><text:span text:style-name="T34">2.Ανάλυση εσόδων/εξόδων </text:span></text:p>
            <text:p text:style-name="P13"><text:span text:style-name="T34">γ.Χρηματοοικονομική Ανάλυση</text:span><text:span text:style-name="T34"><text:tab/></text:span><text:span text:style-name="T34"><text:tab/></text:span><text:span text:style-name="T34"><text:tab/></text:span><text:span text:style-name="T34">3.Ανάλυση οργανογράμματος, κατανομή 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εργασιών</text:span></text:p>
            <text:p><text:span text:style-name="T35">δ.Δομή &amp; Οργάνωση της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4.Προτεινόμενα προϊόντα και </text:span><text:span text:style-name="T34">αγορά <text:s/>επιχείρησης</text:span><text:tab/><text:tab/><text:tab/><text:tab/><text:tab/><text:tab/><text:tab/><text:tab/></text:p>
          </draw:text-box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p>Ερώτηση</text:p>
          </draw:text-box>
        </draw:frame>
        <draw:frame presentation:style-name="pr2" draw:text-style-name="P22" draw:layer="layout" svg:width="26cm" svg:height="6.5cm" svg:x="1cm" svg:y="5cm" presentation:class="outline" presentation:user-transformed="true">
          <draw:text-box>
            <text:p text:style-name="P20"><text:span text:style-name="T20">Τι πρέπει να περιλαμβάνει η σφραγίδα (ταυτότητα) ενός κοσμήματος;</text:span></text:p>
            <text:p text:style-name="P20"><text:span text:style-name="T20">α) Το χρώμα του λίθου.</text:span></text:p>
            <text:p text:style-name="P20"><text:span text:style-name="T20">β) Την τιμή πώλησης.</text:span></text:p>
            <text:p text:style-name="P20"><text:span text:style-name="T20">γ) Τον τίτλο του μετάλλου (π.χ. 925, 585) και τον κωδικό κατασκευαστή [Σωστό].</text:span></text:p>
            <text:p text:style-name="P20"><text:span text:style-name="T20">δ) Την υπογραφή του σχεδιαστή.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0.5cm" presentation:class="title" presentation:user-transformed="true">
          <draw:text-box>
            <text:p>Επαναληπτικές ερωτήσεις κρίσεως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p><text:span text:style-name="T32">1. Πώς επιτυγχάνεται η προώθηση πωλήσεων;</text:span></text:p>
            <text:p><text:span text:style-name="T32">2. Πότε η διαφήμιση είναι αποτελεσματική;</text:span></text:p>
            <text:p><text:span text:style-name="T32">3. Ποια είναι η διαφορά μεταξύ εμπόρων και εμπορικών αντιπροσώπων στη διακίνηση προϊόντων;</text:span></text:p>
            <text:p><text:span text:style-name="T32">4. Ποια τα πλεονεκτήματα των κλαδικών εκθέσεων;</text:span></text:p>
            <text:p><text:span text:style-name="T32">5. Ποιος ο ρόλος της συσκευασίας στην προώθηση του προϊόντος του κλάδου;</text:span></text:p>
            <text:p><text:span text:style-name="T32">6. Τι είναι το Marketing και ποια τα κυριότερα βασικά προβλήματα του κλάδου στην Ελλάδα;</text:span></text:p>
            <text:p><text:span text:style-name="T32">7. Ποιες κατηγορίες καταναλωτικών προϊόντων γνωρίζετε; Να αναφέρετε σε ποια κατηγορία</text:span></text:p>
            <text:p><text:span text:style-name="T32">κατατάσσονται το προϊόντα του κλάδου και να αιτιολογήσετε την απάντησή σας.</text:span></text:p>
            <text:p><text:span text:style-name="T32">8. Ποιοι είναι οι βασικοί λόγοι αποτυχίας ενός νέου προϊόντος στην αγορά;</text:span></text:p>
            <text:p><text:span text:style-name="T32">9. Ποια στάδια γνωρίζετε κατά τη διαδικασία πωλήσεων;</text:span></text:p>
            <text:p><text:span text:style-name="T32">10. Ποιοι οι τρόποι μεταφοράς προϊόντος του κλάδου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cm" presentation:class="title" presentation:user-transformed="true">
          <draw:text-box>
            <text:p>Βιβλιογραφία &amp; πηγές</text:p>
          </draw:text-box>
        </draw:frame>
        <draw:frame presentation:style-name="pr2" draw:text-style-name="P23" draw:layer="layout" svg:width="26cm" svg:height="8.5cm" svg:x="0.5cm" svg:y="4cm" presentation:class="outline" presentation:user-transformed="true">
          <draw:text-box>
            <text:list text:style-name="L4">
              <text:list-item>
                <text:p text:style-name="P20"><text:span text:style-name="T36">Δημόσια Υπηρεσία Απασχόλησης (Δ.ΥΠ.Α.) - Σχολές: Οδηγός Κατάρτισης ΕΠΑ.Σ - Ειδικότητα Αργυροχρυσοχοΐας, schools.dypa.gov.gr.</text:span></text:p>
              </text:list-item>
              <text:list-item>
                <text:p text:style-name="P20"><text:span text:style-name="T36">Jobs Monitor - GSEVEE: Οδικός Χάρτης Αργυροχρυσοχόου (Έρευνα για την αγορά εργασίας), jobsmonitor.gsevee.gr.</text:span></text:p>
              </text:list-item>
              <text:list-item>
                <text:p text:style-name="P20"><text:span text:style-name="T36">Εθνικός Οργανισμός Πιστοποίησης Προσόντων &amp; Επαγγελματικού Προσανατολισμού (ΕΟΠΠΕΠ): Επαγγελματικά Περιγράμματα &amp; Τράπεζα Θεμάτων Αργυροχρυσοχοΐας, eoppep.gr.</text:span></text:p>
              </text:list-item>
              <text:list-item>
                <text:p text:style-name="P20"><text:span text:style-name="T36">Βιοτεχνικό Επιμελητήριο Αθήνας (ΒΕΑ): Μητρώο Αργυροχρυσοχόων &amp; Νομοθεσία, acsmi.gr.</text:span></text:p>
              </text:list-item>
              <text:list-item>
                <text:p text:style-name="P20"><text:span text:style-name="T36">Edujob.gr: Ειδικός Αργυροχρυσοχοΐας - Εργασιακές Συνθήκες</text:span></text:p>
              </text:list-item>
              <text:list-item>
                <text:p text:style-name="P20"><text:span text:style-name="T36">Περιβάλλον και επιχειρηματικότητα, εθνική συνομοσπονδία ελληνικού εμπορίου </text:span><text:span text:style-name="T37">ISBN: 978-960-98505-2-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51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51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ΠεριβαλλονΕργασίας</dc:title>
    <meta:editing-duration>PT5H22M45S</meta:editing-duration>
    <meta:editing-cycles>96</meta:editing-cycles>
    <dc:date>2026-03-18T10:33:47.798216700</dc:date>
    <meta:print-date>2026-03-12T11:10:55.246098600</meta:print-date>
    <meta:printed-by>PDF files</meta:printed-by>
    <dc:publisher>Ν.Αϊβαλιώτης</dc:publisher>
    <meta:document-statistic meta:object-count="296"/>
  </office:meta>
</office:document-meta>
</file>